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RIVAS, LUIS VALE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7675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926427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RIVAS, LUIS VALE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87675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92642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4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2363374</text:p>
          </table:table-cell>
          <table:table-cell table:style-name="Tabla2.D3" office:value-type="string">
            <text:p text:style-name="P23">2185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1T22:34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